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694af" officeooo:paragraph-rsid="001694af"/>
    </style:style>
    <style:style style:name="P2" style:family="paragraph" style:parent-style-name="Standard">
      <style:text-properties officeooo:rsid="0018873c" officeooo:paragraph-rsid="0018873c"/>
    </style:style>
    <style:style style:name="P3" style:family="paragraph" style:parent-style-name="Standard">
      <style:text-properties officeooo:rsid="001a01cd" officeooo:paragraph-rsid="001a01cd"/>
    </style:style>
    <style:style style:name="P4" style:family="paragraph" style:parent-style-name="Standard">
      <style:text-properties officeooo:rsid="001b480a" officeooo:paragraph-rsid="001b480a"/>
    </style:style>
    <style:style style:name="P5" style:family="paragraph" style:parent-style-name="Standard">
      <style:text-properties fo:font-weight="bold" officeooo:rsid="001694af" officeooo:paragraph-rsid="001694af" style:font-weight-asian="bold" style:font-weight-complex="bold"/>
    </style:style>
    <style:style style:name="P6" style:family="paragraph" style:parent-style-name="Standard">
      <style:text-properties fo:font-weight="bold" officeooo:rsid="0018873c" officeooo:paragraph-rsid="0018873c" style:font-weight-asian="bold" style:font-weight-complex="bold"/>
    </style:style>
    <style:style style:name="P7" style:family="paragraph" style:parent-style-name="Standard">
      <style:text-properties fo:font-weight="bold" officeooo:rsid="001a01cd" officeooo:paragraph-rsid="001a01cd" style:font-weight-asian="bold" style:font-weight-complex="bold"/>
    </style:style>
    <style:style style:name="P8" style:family="paragraph" style:parent-style-name="Standard">
      <style:text-properties fo:font-size="16pt" fo:font-style="italic" officeooo:rsid="001694af" officeooo:paragraph-rsid="001694af" style:font-size-asian="16pt" style:font-style-asian="italic" style:font-size-complex="16pt" style:font-style-complex="italic"/>
    </style:style>
    <style:style style:name="T1" style:family="text">
      <style:text-properties officeooo:rsid="0018873c"/>
    </style:style>
    <style:style style:name="T2" style:family="text">
      <style:text-properties officeooo:rsid="001a01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tents </text:p>
      <text:p text:style-name="P1"/>
      <text:p text:style-name="P5">1 Présentation des membres du groupe</text:p>
      <text:p text:style-name="P1"><text:tab/><text:span text:style-name="T1">idem specification</text:span></text:p>
      <text:p text:style-name="P6">2 Présentation du projet</text:p>
      <text:p text:style-name="P2"><text:tab/>idem specification</text:p>
      <text:p text:style-name="P6">3 Stratégie de développement</text:p>
      <text:p text:style-name="P2"><text:tab/>3.1 Méthodologie voulue</text:p>
      <text:p text:style-name="P2"><text:tab/>3.2 Application réelle au projet</text:p>
      <text:p text:style-name="P6">4 Phase du projet – distribution des tâches</text:p>
      <text:p text:style-name="P2"><text:tab/>4.1 Rétrospective tâches - diagramme de Gantt specification</text:p>
      <text:p text:style-name="P2"><text:tab/>4.2 Répartition réalisée</text:p>
      <text:p text:style-name="P2"><text:tab/><text:tab/>4.2.1 Difficulté rencontrée</text:p>
      <text:p text:style-name="P3"><text:tab/><text:tab/>4.2.2 Chronologie</text:p>
      <text:p text:style-name="P2"><text:tab/><text:tab/>4.2.<text:span text:style-name="T2">3</text:span> Liste des tâches approximative</text:p>
      <text:p text:style-name="P7">5 Technologies utilisées</text:p>
      <text:p text:style-name="P3"><text:tab/>5.1 Liste des technologies explorées</text:p>
      <text:p text:style-name="P3"><text:tab/>5.2 Technologie utilisée – point technique</text:p>
      <text:p text:style-name="P3"><text:tab/><text:tab/>5.2.1 Xlib – python</text:p>
      <text:p text:style-name="P3"><text:tab/><text:tab/>5.2.2 Difficulté rencontrée - multithreading</text:p>
      <text:p text:style-name="P7">6 Version finale</text:p>
      <text:p text:style-name="P4"><text:tab/>6.1 Présentation</text:p>
      <text:p text:style-name="P4"><text:tab/>6.2 Utilisation</text:p>
      <text:p text:style-name="P7">7 Amélioration possible</text:p>
      <text:p text:style-name="P4"><text:tab/>7.1 Interface graphique</text:p>
      <text:p text:style-name="P4"><text:tab/>7.2 Le future de lockatme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fr" fo:country="FR" style:letter-kerning="true" style:font-name-asian="DejaVu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5T17:38:32.946354687</meta:creation-date>
    <meta:generator>LibreOffice/6.1.1.2$Linux_X86_64 LibreOffice_project/10$Build-2</meta:generator>
    <dc:date>2018-09-20T17:36:33.299633521</dc:date>
    <meta:editing-duration>PT1H38M54S</meta:editing-duration>
    <meta:editing-cycles>2</meta:editing-cycles>
    <meta:document-statistic meta:table-count="0" meta:image-count="0" meta:object-count="0" meta:page-count="1" meta:paragraph-count="25" meta:word-count="94" meta:character-count="699" meta:non-whitespace-character-count="604"/>
  </office:meta>
</office:document-meta>
</file>